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paragraph-rsid="000ca03b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ca03b" officeooo:paragraph-rsid="000ca03b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rsid="000ca03b" officeooo:paragraph-rsid="000ca03b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empora LGC Uni" fo:font-size="14pt" fo:letter-spacing="normal" fo:font-style="normal" fo:font-weight="normal" officeooo:rsid="000ca03b" officeooo:paragraph-rsid="000ca03b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empora LGC Uni" fo:font-size="14pt" fo:letter-spacing="normal" fo:font-style="normal" fo:font-weight="normal" officeooo:rsid="000ca03b" officeooo:paragraph-rsid="000ca03b" style:font-size-asian="14pt" style:font-weight-asian="normal" style:font-size-complex="14pt" style:font-weight-complex="normal"/>
    </style:style>
    <style:style style:name="P7" style:family="paragraph" style:parent-style-name="Heading_20_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color="#000000" loext:opacity="100%" style:font-name="Tempora LGC Uni" fo:font-size="14pt" fo:font-weight="normal" officeooo:paragraph-rsid="00083759" style:font-size-asian="14pt" style:font-weight-asian="normal" style:font-size-complex="14pt" style:font-weight-complex="normal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officeooo:rsid="000d8c17" officeooo:paragraph-rsid="000d8c17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officeooo:rsid="000d8c17" officeooo:paragraph-rsid="000f4bca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3cm" style:auto-text-indent="false" style:page-number="auto" fo:break-before="page" fo:background-color="transparent"/>
      <style:text-properties style:font-name="Times new roman" fo:font-size="14pt" officeooo:rsid="000d8c17" officeooo:paragraph-rsid="000d8c17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3cm" style:auto-text-indent="false" fo:background-color="transparent"/>
      <style:text-properties style:font-name="Times new roman" fo:font-size="14pt" officeooo:rsid="000d8c17" officeooo:paragraph-rsid="000d8c17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officeooo:paragraph-rsid="000f4bca" style:font-size-asian="14pt" style:font-size-complex="14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officeooo:rsid="000d8c17" officeooo:paragraph-rsid="000de93c" style:font-size-asian="14pt" style:font-weight-asian="normal" style:font-size-complex="14pt" style:font-weight-complex="normal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rsid="000d8c17" officeooo:paragraph-rsid="000de93c" style:font-size-asian="14pt" style:font-weight-asian="normal" style:font-size-complex="14pt" style:font-weight-complex="normal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officeooo:paragraph-rsid="000de93c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officeooo:paragraph-rsid="000f4bca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f4bca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f4bca"/>
    </style:style>
    <style:style style:name="P2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f4bca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empora LGC Uni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empora LGC Uni" fo:font-size="14pt" fo:font-weight="normal" officeooo:rsid="00083759" officeooo:paragraph-rsid="00083759" style:font-size-asian="14pt" style:font-weight-asian="normal" style:font-size-complex="14pt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083759" officeooo:paragraph-rsid="00083759" style:font-size-asian="14pt" style:font-size-complex="14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officeooo:rsid="00083759" officeooo:paragraph-rsid="000ca03b" style:font-size-asian="14pt" style:font-size-complex="14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officeooo:paragraph-rsid="00083759" style:font-size-asian="14pt" style:font-size-complex="14p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officeooo:rsid="000f4bca" officeooo:paragraph-rsid="000f4bca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font-size="14pt" officeooo:paragraph-rsid="000ca03b" style:font-size-asian="14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font-size="14pt" officeooo:paragraph-rsid="000f4bca" style:font-size-asian="14pt" style:font-size-complex="14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font-size="14pt" officeooo:rsid="000d8c17" officeooo:paragraph-rsid="000f4bca" style:font-size-asian="14pt" style:font-size-complex="14p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reak-before="page" fo:background-color="transparent"/>
      <style:text-properties fo:font-size="14pt" officeooo:rsid="000d8c17" officeooo:paragraph-rsid="000f4bca" style:font-size-asian="14pt" style:font-size-complex="14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font-weight="normal" officeooo:paragraph-rsid="000de93c" style:font-weight-asian="normal" style:font-weight-complex="normal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fo:color="#c9211e" loext:opacity="100%" officeooo:paragraph-rsid="000f4bca"/>
    </style:style>
    <style:style style:name="T1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d8c17" style:font-size-asian="14pt" style:font-size-complex="14pt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de93c" style:font-size-asian="14pt" style:font-size-complex="14pt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d8c17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0d8c17" style:font-size-asian="14pt" style:font-size-complex="14pt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0de93c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0d8c17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officeooo:rsid="000d8c17" style:font-size-asian="14pt" style:font-size-complex="14pt"/>
    </style:style>
    <style:style style:name="T11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Roboto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letter-spacing="normal" fo:font-style="normal" officeooo:rsid="000ca03b"/>
    </style:style>
    <style:style style:name="T16" style:family="text">
      <style:text-properties fo:font-variant="normal" fo:text-transform="none" fo:letter-spacing="normal" fo:font-style="normal" officeooo:rsid="00083759"/>
    </style:style>
    <style:style style:name="T17" style:family="text">
      <style:text-properties fo:font-variant="normal" fo:text-transform="none" fo:letter-spacing="normal" fo:font-style="normal" officeooo:rsid="000f4bca"/>
    </style:style>
    <style:style style:name="T18" style:family="text">
      <style:text-properties fo:font-variant="normal" fo:text-transform="none" fo:color="#c9211e" loext:opacity="100%" style:font-name="Times new roman" fo:font-size="14pt" fo:letter-spacing="normal" fo:font-style="normal" fo:font-weight="bold" officeooo:rsid="000d8c17" style:font-size-asian="14pt" style:font-size-complex="14pt"/>
    </style:style>
    <style:style style:name="T19" style:family="text">
      <style:text-properties fo:font-variant="normal" fo:text-transform="none" style:font-name="Times new roman" fo:font-size="14pt" fo:letter-spacing="normal" fo:font-style="normal" fo:font-weight="bold" officeooo:rsid="000d8c17" style:font-size-asian="14pt" style:font-size-complex="14pt"/>
    </style:style>
    <style:style style:name="T20" style:family="text">
      <style:text-properties fo:font-variant="normal" fo:text-transform="none" style:font-name="Times new roman" fo:font-size="14pt" fo:letter-spacing="normal" fo:font-style="normal" fo:font-weight="normal" officeooo:rsid="000d8c17" style:font-size-asian="14pt" style:font-size-complex="14pt"/>
    </style:style>
    <style:style style:name="T21" style:family="text">
      <style:text-properties fo:font-variant="normal" fo:text-transform="none" style:font-name="Times new roman" fo:font-size="14pt" fo:letter-spacing="normal" fo:font-style="normal" fo:font-weight="normal" officeooo:rsid="000de93c" style:font-size-asian="14pt" style:font-size-complex="14pt"/>
    </style:style>
    <style:style style:name="T22" style:family="text">
      <style:text-properties fo:font-variant="normal" fo:text-transform="none" style:font-name="Times new roman" fo:font-size="14pt" fo:letter-spacing="normal" fo:font-style="normal" fo:font-weight="normal" officeooo:rsid="000f4bca" style:font-size-asian="14pt" style:font-size-complex="14pt"/>
    </style:style>
    <style:style style:name="T23" style:family="text">
      <style:text-properties officeooo:rsid="00083759"/>
    </style:style>
    <style:style style:name="T24" style:family="text">
      <style:text-properties officeooo:rsid="000ca03b"/>
    </style:style>
    <style:style style:name="T25" style:family="text">
      <style:text-properties fo:font-weight="bold"/>
    </style:style>
    <style:style style:name="T26" style:family="text">
      <style:text-properties fo:font-weight="bold" officeooo:rsid="000d8c17"/>
    </style:style>
    <style:style style:name="T27" style:family="text">
      <style:text-properties officeooo:rsid="000d8c17"/>
    </style:style>
    <style:style style:name="T28" style:family="text">
      <style:text-properties style:font-name="Times new roman" fo:font-size="14pt" officeooo:rsid="000d8c17" style:font-size-asian="14pt" style:font-size-complex="14pt"/>
    </style:style>
    <style:style style:name="T29" style:family="text">
      <style:text-properties style:font-name="Times new roman" fo:font-size="14pt" officeooo:rsid="000f4bca" style:font-size-asian="14pt" style:font-size-complex="14pt"/>
    </style:style>
    <style:style style:name="T30" style:family="text">
      <style:text-properties officeooo:rsid="000f4bca"/>
    </style:style>
    <style:style style:name="T3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Введение </text:h>
      <text:p text:style-name="P1"/>
      <text:p text:style-name="P1"/>
      <text:p text:style-name="P4">В современном мире кулинария занимает важное место в жизни людей. Приготовление пищи не только удовлетворяет основные потребности, но и становится способом самовыражения, возможностью порадовать близких и друзей. С развитием технологий и интернет-пространства, интерес к кулинарии значительно возрос, а поиск новых рецептов стал доступнее, чем когда-либо. </text:p>
      <text:p text:style-name="P2"><text:span text:style-name="T24">Среди проблем в этой сфере можно отметить то что с</text:span>уществующие кулинарные сайты часто перегружены информацией, имеют неудобный интерфейс или недостаточно подробные рецепты, что затрудняет поиск и приготовление блюд. <text:span text:style-name="T24">Многие ресурсы не учитывают индивидуальные предпочтения пользователей, такие как аллергии, вегетарианство или любимые ингредиенты. </text:span></text:p>
      <text:p text:style-name="P3">Актуальность проекта заключается в том, что в условиях <text:s/>роста популярности здорового питания многие люди начали больше времени проводить на кухне, что создает спрос на качественные кулинарные ресурсы. Так же увеличение интереса к экологичному питанию и осознанному потреблению подчеркивает необходимость в ресурсах, которые помогут пользователям делать осознанный выбор, а увеличение числа пользователей интернета и мобильных устройств открывает новые возможности для создания интерактивных и доступных платформ для кулинарии. </text:p>
      <text:p text:style-name="P5">Объект: Информационная система «Кулинарный сайт »</text:p>
      <text:p text:style-name="P6">Предметом исследования является процесс разработки информационной системы «Кулинарный сайт»</text:p>
      <text:h text:style-name="P7" text:outline-level="3"><text:bookmark text:name="цели-исследования"/><text:span text:style-name="T14">Цел</text:span><text:span text:style-name="T15">ь</text:span><text:span text:style-name="T14"> исследования: </text:span><text:span text:style-name="T16">проект</text:span><text:span text:style-name="T17">ирование эскиза</text:span><text:span text:style-name="T16"> информационной системы кулинарного сайта</text:span></text:h>
      <text:p text:style-name="P21"><text:bookmark text:name="задачи-исследования"/>Задачи исследования:</text:p>
      <text:p text:style-name="P22">1. изучить предметную область</text:p>
      <text:p text:style-name="P23"><text:soft-page-break/>2. разработать техническое задание</text:p>
      <text:p text:style-name="P25"><text:span text:style-name="T23">3.р</text:span>азработать модель базы данных, включающую таблицы для рецептов, пользователей, категорий и комментариев.</text:p>
      <text:p text:style-name="P24">4.разработать макеты пользовательского интерфейса</text:p>
      <text:p text:style-name="P26">Методы исследования:</text:p>
      <text:p text:style-name="P27">Практическая значимость <text:span text:style-name="T24">заключается в том что п</text:span>ользователи смогут быстрее находить нужные рецепты и получать пошаговые инструкции, что сделает процесс приготовления пищи более увлекательным и менее стрессовым, <text:span text:style-name="T24">а д</text:span>оступ к разнообразным рецептам позволит пользователям экспериментировать с новыми блюдами и ингредиентами, улучшая их кулинарные навыки.</text:p>
      <text:p text:style-name="P11">Глава 1. Теоретическая часть </text:p>
      <text:p text:style-name="P12"/>
      <text:p text:style-name="P17"><text:span text:style-name="T28">1.</text:span><text:span text:style-name="T29">1</text:span></text:p>
      <text:p text:style-name="P17"><text:span text:style-name="T11">Н</text:span><text:span text:style-name="T12">аучные исследования в области кулинарных информационных систем начали активно развиваться с ростом популярности интернета и цифровых технологий в конце 1990-х — начале 2000-х годов. Первые кулинарные сайты предоставляли пользователям простые рецепты и советы по приготовлению пищи. Однако с развитием технологий и увеличением объемов информации возникла необходимость в более сложных системах, способных обеспечивать интерактивность и персонализацию.</text:span></text:p>
      <text:p text:style-name="P28"><text:span text:style-name="T13">С начала 2010-х годов наблюдается значительный рост интереса к социальным аспектам кулинарных сайтов. Исследования показывают, что пользователи не только ищут рецепты, но и хотят делиться опытом, оставлять отзывы и взаимодействовать друг с другом. Это привело к разработке таких платформ, как Pinterest и Instagram, где визуальный контент стал ключевым элементом.</text:span></text:p>
      <text:p text:style-name="P17"><text:span text:style-name="T11"/></text:p>
      <text:p text:style-name="P10"><text:span text:style-name="T30">1</text:span>.<text:span text:style-name="T30">2</text:span> Описание предметной области</text:p>
      <text:p text:style-name="P9"/>
      <text:p text:style-name="P13">Кулинарный сайт представляет собой информационную платформу, на которой пользователи могут находить и делиться рецептами, а также получать советы по приготовлению блюд, планированию меню и выбору ингредиентов. Сайт может включать в себя различные функции, такие как поиск рецептов, создание личных кулинарных книг, возможность комментирования и оценки рецептов.</text:p>
      <text:p text:style-name="P13"><text:soft-page-break/><text:span text:style-name="T25">2. </text:span>Основные компоненты предметной области</text:p>
      <text:p text:style-name="P13">• <text:span text:style-name="T25">Рецепты:</text:span></text:p>
      <text:p text:style-name="P13">• Название блюда</text:p>
      <text:p text:style-name="P13">• Состав (ингредиенты)• Пошаговая инструкция</text:p>
      <text:p text:style-name="P13">• Время приготовления</text:p>
      <text:p text:style-name="P13">• Количество порций</text:p>
      <text:p text:style-name="P13">• Картинки готового блюда</text:p>
      <text:p text:style-name="P13">• Категори<text:span text:style-name="T27">и</text:span> (например, закуски, основные блюда, десерты)</text:p>
      <text:p text:style-name="P13">• <text:span text:style-name="T25">Пользователи:</text:span></text:p>
      <text:p text:style-name="P13">• Регистрация и авторизация</text:p>
      <text:p text:style-name="P13">• Профиль пользователя (имя, фото, информация о кулинарных предпочтениях)</text:p>
      <text:p text:style-name="P13">• Возможность добавления собственных рецептов</text:p>
      <text:p text:style-name="P13">• Оценка и комментирование рецептов других пользователей</text:p>
      <text:p text:style-name="P13">• <text:span text:style-name="T25">Поиск и фильтрация:</text:span></text:p>
      <text:p text:style-name="P13">• Поиск по ингредиентам, названию блюда или категориям</text:p>
      <text:p text:style-name="P13">• Фильтрация по сложности приготовления, времени и калорийности</text:p>
      <text:p text:style-name="P13">• <text:span text:style-name="T25">Советы и статьи:</text:span></text:p>
      <text:p text:style-name="P13">• Кулинарные советы (техники приготовления, выбор ингредиентов)</text:p>
      <text:p text:style-name="P13">• Статьи о питании и здоровье</text:p>
      <text:p text:style-name="P13">• Блоги пользователей</text:p>
      <text:p text:style-name="P13">• <text:span text:style-name="T25">Меню и планирование:3. Требования к системе</text:span></text:p>
      <text:p text:style-name="P13">• Инструменты для планирования меню на неделю</text:p>
      <text:p text:style-name="P13">• Генерация списка покупок на основе выбранных рецептов</text:p>
      <text:p text:style-name="P13">• <text:span text:style-name="T25">Социальные функции:</text:span></text:p>
      <text:p text:style-name="P13">• Возможность подписки на других пользователей</text:p>
      <text:p text:style-name="P13">• Лента новостей с обновлениями от подписанных пользователей</text:p>
      <text:p text:style-name="P13">• Возможность делиться рецептами в социальных сетях</text:p>
      <text:p text:style-name="P13">▎<text:span text:style-name="T25">3. </text:span>Требования к системе</text:p>
      <text:p text:style-name="P13">• <text:span text:style-name="T25">Фу</text:span><text:span text:style-name="T26">н</text:span><text:span text:style-name="T25">кциональные требования:</text:span></text:p>
      <text:p text:style-name="P13"><text:soft-page-break/>• Регистрация и управление учетными записями пользователей</text:p>
      <text:p text:style-name="P13">• Добавление, редактирование и удаление рецептов</text:p>
      <text:p text:style-name="P13">• Поиск и фильтрация рецептов по различным критериям</text:p>
      <text:p text:style-name="P13">• Оценка и комментирование рецептов</text:p>
      <text:p text:style-name="P13">• Создание и управление личной кулинарной книгой</text:p>
      <text:p text:style-name="P13">• <text:span text:style-name="T25">Не функциональные требования:</text:span></text:p>
      <text:p text:style-name="P13">• Удобство интерфейса (UX/UI)</text:p>
      <text:p text:style-name="P13">• Безопасность данных пользователей</text:p>
      <text:p text:style-name="P13">• Производительность (быстродействие поиска и загрузки страниц)</text:p>
      <text:p text:style-name="P13">• Мобильная адаптивность</text:p>
      <text:p text:style-name="P13"><text:span text:style-name="T25">4. </text:span>Целевая аудитория</text:p>
      <text:p text:style-name="P13">• Любители готовить, ищущие новые рецепты и идеи для блюд.</text:p>
      <text:p text:style-name="P13">• Профессиональные повара, желающие делиться своими рецептами.</text:p>
      <text:p text:style-name="P13">• Люди, следящие за своим питанием и здоровьем.</text:p>
      <text:p text:style-name="P13">• Семьи, планирующие меню на неделю.</text:p>
      <text:p text:style-name="P9"/>
      <text:p text:style-name="P9">1.<text:span text:style-name="T30">3</text:span> Техническое задание</text:p>
      <text:p text:style-name="P31"><text:span text:style-name="Strong_20_Emphasis"><text:span text:style-name="T2"/></text:span></text:p>
      <text:p text:style-name="P31"><text:span text:style-name="Strong_20_Emphasis"><text:span text:style-name="T5">Описание проекта Сайт будет предоставлять пользователям возможность находить, добавлять и оценивать рецепты, а также делиться своими кулинарными идеями и советами.</text:span></text:span></text:p>
      <text:p text:style-name="P18"><text:span text:style-name="T7">Цель проекта - </text:span><text:span text:style-name="T8">с</text:span><text:span text:style-name="T3">оздание информационной системы для публикации и обмена </text:span><text:span text:style-name="T6">кулинарными рецептами, а также для взаимодействия пользователей через комментарии и рейтинги.</text:span></text:p>
      <text:p text:style-name="P31"><text:span text:style-name="T10">Функциональные требования</text:span></text:p>
      <text:p text:style-name="P15">2.1. Пользовательские роли</text:p>
      <text:p text:style-name="P16"><text:span text:style-name="T6">Гость: может просматривать рецепты, но не может оставлять комментарии или добавлять свои рецепты.</text:span></text:p>
      <text:p text:style-name="P31"><text:span text:style-name="T10">Зарегистрированный пользователь: может добавлять рецепты, оставлять комментарии, ставить оценки.</text:span></text:p>
      <text:p text:style-name="P31"><text:soft-page-break/><text:span text:style-name="T10">Администратор: управляет пользователями, модерация контента, редактирование и удаление рецептов.</text:span></text:p>
      <text:p text:style-name="P14">Основные функции</text:p>
      <text:p text:style-name="P16"><text:span text:style-name="T7">Регистрация и авторизация</text:span><text:span text:style-name="T3"> Регистрация пользователей с подтверждением электронной почты. Вход в систему с использованием логина и пароля.</text:span></text:p>
      <text:p text:style-name="P18"><text:span text:style-name="T7">Управление рецептами </text:span><text:span text:style-name="T3">Добавление нового рецепта с возможностью загрузки изображений. Редактирование и удаление собственных рецептов. Просмотр списка рецептов с фильтрацией по категориям (например, закуски, десерты, напитки).Поиск рецептов по ключевым словам.</text:span></text:p>
      <text:p text:style-name="P17"><text:span text:style-name="T7">Взаимодействие пользователей </text:span><text:span text:style-name="T3"><text:s/>Возможность оставлять комментарии к рецептам. Система рейтинга (звезды или лайки) для оценки рецептов. Возможность подписки на обновления авторов рецептов.</text:span></text:p>
      <text:p text:style-name="P17"><text:span text:style-name="T7">Административная панель </text:span><text:span text:style-name="T3">Управление пользователями (блокировка, удаление). Модерация рецептов и комментариев. Статистика по количеству пользователей, рецептов и активности.</text:span></text:p>
      <text:p text:style-name="P17"><text:span text:style-name="T7">Нефункциональные требования</text:span></text:p>
      <text:p text:style-name="P17"><text:span text:style-name="T7">Производительность </text:span><text:span text:style-name="T3">Быстрая загрузка страниц (не более 3 секунд).Поддержка одновременного доступа не менее 100 пользователей.</text:span></text:p>
      <text:p text:style-name="P17"><text:span text:style-name="T7">Безопасность </text:span><text:span text:style-name="T3">Защита данных пользователей (шифрование паролей). Защита от SQL-инъекций и XSS-атак.</text:span></text:p>
      <text:p text:style-name="P17"><text:span text:style-name="T7">Доступность </text:span><text:span text:style-name="T3"><text:s/>Поддержка основных браузеров (Chrome, Firefox, Safari)</text:span></text:p>
      <text:p text:style-name="P17"><text:span text:style-name="T7">Технические характеристики</text:span></text:p>
      <text:p text:style-name="P17"><text:span text:style-name="T7">Архитектура </text:span><text:span text:style-name="T3">Клиент-серверная архитектура. Использование REST API для взаимодействия между клиентом и сервером.</text:span></text:p>
      <text:p text:style-name="P17"><text:span text:style-name="T7">Технологический стек</text:span></text:p>
      <text:p text:style-name="P17"><text:span text:style-name="T3">• </text:span><text:span text:style-name="T7">Frontend</text:span><text:span text:style-name="T3">: HTML, CSS, JavaScript (React/Vue.js).</text:span></text:p>
      <text:p text:style-name="P17"><text:span text:style-name="T3">• </text:span><text:span text:style-name="T7">Backend</text:span><text:span text:style-name="T3">: Node.js с Express или Python с Django/Flask.</text:span></text:p>
      <text:p text:style-name="P17"><text:span text:style-name="T3">• </text:span><text:span text:style-name="T7">База данных</text:span><text:span text:style-name="T3">: PostgreSQL или MongoDB.</text:span></text:p>
      <text:p text:style-name="P17"><text:span text:style-name="T3">• </text:span><text:span text:style-name="T7">Хостинг</text:span><text:span text:style-name="T3">: AWS, Heroku или аналогичные платформы.</text:span></text:p>
      <text:p text:style-name="P17"><text:soft-page-break/><text:span text:style-name="T7">П</text:span><text:span text:style-name="T18">лан реализации</text:span></text:p>
      <text:p text:style-name="P32"><text:span text:style-name="T19">Этапы разработки</text:span></text:p>
      <text:p text:style-name="P32"><text:span text:style-name="T20">1. Сбор требований и проектирование интерфейса.</text:span></text:p>
      <text:p text:style-name="P32"><text:span text:style-name="T20">2. Разработка базы данных.</text:span></text:p>
      <text:p text:style-name="P32"><text:span text:style-name="T20">3. Реализация функционала регистрации и авторизации.</text:span></text:p>
      <text:p text:style-name="P32"><text:span text:style-name="T20">4. Создание функционала управления рецептам</text:span><text:span text:style-name="T21">и</text:span></text:p>
      <text:p text:style-name="P32"><text:span text:style-name="T20">5. Реализация системы комментариев и рейтингов.</text:span></text:p>
      <text:p text:style-name="P32"><text:span text:style-name="T20">6. Разработка административной панели.</text:span></text:p>
      <text:p text:style-name="P32"><text:span text:style-name="T20">7. Тестирование системы.</text:span></text:p>
      <text:p text:style-name="P32"><text:span text:style-name="T20">8. Развертывание на хостинге.</text:span></text:p>
      <text:p text:style-name="P32"><text:span text:style-name="T19">Сроки выполнения </text:span><text:span text:style-name="T20">Общий срок выполнения проекта - </text:span><text:span text:style-name="T22">6</text:span><text:span text:style-name="T20"> месяца.</text:span></text:p>
      <text:p text:style-name="P17"><text:span text:style-name="T7">Заключение </text:span><text:span text:style-name="T3">Данный проект направлен на создание удобной и функциональной платформы для любителей кулинарии, что позволит им делиться своими рецептами и находить новые идеи для приготовления блюд.</text:span></text:p>
      <text:p text:style-name="P29"><text:span text:style-name="Strong_20_Emphasis"><text:span text:style-name="T1"/></text:span></text:p>
      <text:p text:style-name="P30"><text:span text:style-name="Strong_20_Emphasis"><text:span text:style-name="T1">Цель проекта: </text:span></text:span><text:span text:style-name="T1">Создание информационной системы для обмена рецептами и кулинарными советами, которая будет удобна для пользователей и обеспечит возможность взаимодействия между ними</text:span></text:p>
      <text:p text:style-name="P20"><text:span text:style-name="Strong_20_Emphasis"><text:span text:style-name="T3">Область применения: </text:span></text:span><text:span text:style-name="T3">Система предназначена для любителей готовить, профессиональных поваров, а также людей, следящих за своим питанием и здоровьем.</text:span></text:p>
      <text:p text:style-name="P20"><text:span text:style-name="Strong_20_Emphasis"><text:span text:style-name="T3"><text:s/>Функциональные требования</text:span></text:span></text:p>
      <text:p text:style-name="P20"><text:span text:style-name="T3"><text:tab/></text:span><text:span text:style-name="Strong_20_Emphasis"><text:span text:style-name="T3">Регистрация и авторизация пользователей</text:span></text:span></text:p>
      <text:p text:style-name="P20"><text:span text:style-name="T3">• Возможность регистрации нового пользователя с указанием имени, электронной почты и пароля.</text:span></text:p>
      <text:p text:style-name="P20"><text:span text:style-name="T3">• Авторизация пользователя с использованием электронной почты и пароля.</text:span></text:p>
      <text:p text:style-name="P20"><text:span text:style-name="T3">• Восстановление пароля через электронную почту.</text:span></text:p>
      <text:p text:style-name="P20"><text:span text:style-name="Strong_20_Emphasis"><text:span text:style-name="T3"><text:s/><text:tab/>Профиль полавления и удаления рецептов из личной кулинарной книги.</text:span></text:span></text:p>
      <text:p text:style-name="P20"><text:span text:style-name="T3"><text:tab/></text:span><text:span text:style-name="Strong_20_Emphasis"><text:span text:style-name="T3">Рецепты</text:span></text:span><text:span text:style-name="T3"><text:line-break/>• Добавление нового рецепта с указанием:</text:span></text:p>
      <text:p text:style-name="P20"><text:span text:style-name="T3">  • Названия</text:span></text:p>
      <text:p text:style-name="P20"><text:span text:style-name="T3">  • Состава (ингредиенты)</text:span></text:p>
      <text:p text:style-name="P20"><text:span text:style-name="T3">  • Пошаговой инструкции</text:span></text:p>
      <text:p text:style-name="P20"><text:span text:style-name="T3">  • Времени приготовления</text:span></text:p>
      <text:p text:style-name="P20"><text:span text:style-name="T3">  • Количества порций</text:span></text:p>
      <text:p text:style-name="P20"><text:span text:style-name="T3">  • Картинок готового блюда</text:span></text:p>
      <text:p text:style-name="P20"><text:span text:style-name="T3">• Редактирование и удаление собственных рецептов.</text:span></text:p>
      <text:p text:style-name="P20"><text:span text:style-name="T3">• Просмотр рецептов других пользователей с возможностью оценки и комментирования.<text:line-break/></text:span><text:span text:style-name="Strong_20_Emphasis"><text:span text:style-name="T3"><text:tab/>Поиск и фильтрация</text:span></text:span></text:p>
      <text:p text:style-name="P20"><text:span text:style-name="T3">• Поиск рецептов по названию, ингредиентам или категориям.</text:span></text:p>
      <text:p text:style-name="P20"><text:span text:style-name="T3">• Фильтрация рецептов по сложности приготовления, времени и калорийности.<text:line-break/></text:span><text:span text:style-name="Strong_20_Emphasis"><text:span text:style-name="T3"> <text:tab/>Советы и статьи</text:span></text:span></text:p>
      <text:p text:style-name="P20"><text:span text:style-name="T3">• Возможность добавления статей и советов пользователями.</text:span></text:p>
      <text:p text:style-name="P20"><text:soft-page-break/><text:span text:style-name="Strong_20_Emphasis"><text:span text:style-name="T3">• Просмотр статей по категориям (техники приготовления, здоровье и питание) Обратная связь возможность оставлять свои <text:s/>комментарии ьзователя</text:span></text:span></text:p>
      <text:p text:style-name="P20"><text:span text:style-name="T3">• Просмотр и редактирование личной информации (имя, фото, предпочтения).</text:span></text:p>
      <text:p text:style-name="P20"><text:span text:style-name="T3">• Возможность добавления и удаления рецептов из личной кулинарной книги.</text:span></text:p>
      <text:p text:style-name="P20"><text:span text:style-name="T3"><text:tab/></text:span><text:span text:style-name="Strong_20_Emphasis"><text:span text:style-name="T3">Рецепты</text:span></text:span><text:span text:style-name="T3"><text:line-break/>• Добавление нового рецепта с указанием:</text:span></text:p>
      <text:p text:style-name="P20"><text:span text:style-name="T3">  • Названия</text:span></text:p>
      <text:p text:style-name="P20"><text:span text:style-name="T3">  • Состава (ингредиенты)</text:span></text:p>
      <text:p text:style-name="P20"><text:span text:style-name="T3">  • Пошаговой инструкции</text:span></text:p>
      <text:p text:style-name="P20"><text:span text:style-name="T3">  • Времени приготовления</text:span></text:p>
      <text:p text:style-name="P20"><text:span text:style-name="T3">  • Количества порций</text:span></text:p>
      <text:p text:style-name="P20"><text:span text:style-name="T3">  • Картинок готового блюда</text:span></text:p>
      <text:p text:style-name="P20"><text:span text:style-name="T3">• Редактирование и удаление собственных рецептов.</text:span></text:p>
      <text:p text:style-name="P20"><text:span text:style-name="T3">• Просмотр рецептов других пользователей с возможностью оценки и комментирования.<text:line-break/></text:span><text:span text:style-name="Strong_20_Emphasis"><text:span text:style-name="T3"><text:tab/>Поиск и фильтрация</text:span></text:span></text:p>
      <text:p text:style-name="P20"><text:span text:style-name="T3">• Поиск рецептов по названию, ингредиентам или категориям.</text:span></text:p>
      <text:p text:style-name="P20"><text:span text:style-name="T3">• Фильтрация рецептов по сложности приготовления, времени и калорийности.<text:line-break/></text:span><text:span text:style-name="Strong_20_Emphasis"><text:span text:style-name="T3"> <text:tab/>Советы и статьи</text:span></text:span></text:p>
      <text:p text:style-name="P20"><text:span text:style-name="T3">• Возможность добавления статей и советов пользователями.</text:span></text:p>
      <text:p text:style-name="P20"><text:span text:style-name="T3">• Просмотр статей по категориям (техники приготовления, здоровье и питание) Обратная связь возможность оставлять свои <text:s/>комментарии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1" fo:font-family="'Tempora LGC Uni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51:19.399057173</meta:creation-date>
    <dc:date>2024-10-24T13:42:39.344692808</dc:date>
    <meta:editing-duration>PT16H23M8S</meta:editing-duration>
    <meta:editing-cycles>6</meta:editing-cycles>
    <meta:generator>LibreOffice/7.6.7.2$Linux_X86_64 LibreOffice_project/60$Build-2</meta:generator>
    <meta:document-statistic meta:table-count="0" meta:image-count="0" meta:object-count="0" meta:page-count="9" meta:paragraph-count="136" meta:word-count="1244" meta:character-count="9913" meta:non-whitespace-character-count="8757"/>
  </office:meta>
</office:document-meta>
</file>